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number:date-style number:automatic-order="true" number:format-source="language" style:name="N1">
      <number:day number:style="long"/>
      <number:text>.</number:text>
      <number:month number:style="long" number:textual="false"/>
      <number:text>.</number:text>
      <number:year number:style="short"/>
    </number:date-style>
    <number:time-style number:automatic-order="true" number:format-source="language" style:name="N1">
      <number:hours number:style="long"/>
      <number:text>:</number:text>
      <number:minutes number:style="long"/>
      <number:text>:SS</number:text>
    </number:time-style>
  </office:automatic-styles>
  <office:body>
    <office:text>
      <text:p text:style-name="Standard">What date is it:<text:s/><text:date style:data-style-name="N1" text:date-value="2012-09-10T15:03:24.86">14.09.12</text:date>?</text:p>
      <text:p text:style-name="Standard">What time is it:<text:s/><text:time style:data-style-name="N1" text:date-value="2012-09-10T14:58:45.17" text:fixed="true">14:58:45</text:time>?</text:p>
      <text:p text:style-name="Standard">What pagenumber is it:<text:page-number>1</text:page-number>?</text:p>
      <text:p text:style-name="Standard">What page count is it:<text:page-count>1</text:page-count>?</text:p>
      <text:p text:style-name="Standard">What subject is it:<text:subject/>?</text:p>
      <text:p text:style-name="Standard">What title is it:<text:title/>?</text:p>
      <text:p text:style-name="Standard">What author is it:<text:initial-creator/>?</text:p>
      <text:p text:style-name="Standard">What chapter is it:<text:chapter style:data-style-name="" text:display="name" text:outline-level="1"/>?</text:p>
      <text:p text:style-name="Standard">What file name is it:<text:file-name style:data-style-name="" text:display="name-and-extension">field.odt</text:file-name>?</text:p>
      <text:p text:style-name="Standard">What sender is it:<text:sender-company/>?</text:p>
      <text:p text:style-name="Standard">What statistics is it:<text:page-count>1</text:page-count>?</text:p>
      <text:p text:style-name="Standard">What templates-styles is it:<text:template-name style:data-style-name="" text:display="title"/>?</text:p>
      <text:p text:style-name="Standard">TEST FIELD:<text:s/><text:text-input>Svante</text:text-input>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8</dc:date>
    <meta:editing-cycles>2</meta:editing-cycles>
    <meta:editing-duration>PT0.006S</meta:editing-duration>
  </office:meta>
</office:document-meta>
</file>